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language="en" fo:country="US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fo:background-color="#99ff66">
        <style:background-image/>
      </style:paragraph-properties>
    </style:style>
    <style:style style:name="P4" style:family="paragraph" style:parent-style-name="Standard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5" style:family="paragraph" style:parent-style-name="Standard">
      <style:paragraph-properties fo:background-color="#ffffff" fo:padding="0.074cm" fo:border-left="none" fo:border-right="none" fo:border-top="none" fo:border-bottom="0.002cm solid #000000" style:join-border="false">
        <style:background-image/>
      </style:paragraph-properties>
      <style:text-properties fo:language="en" fo:country="US" fo:font-weight="bold" style:font-weight-asian="bold" style:font-weight-complex="bold"/>
    </style:style>
    <style:style style:name="P6" style:family="paragraph" style:parent-style-name="Standard" style:list-style-name="L1">
      <style:text-properties fo:font-weight="bold" style:font-weight-asian="bold" style:font-weight-complex="bold"/>
    </style:style>
    <style:style style:name="P7" style:family="paragraph" style:parent-style-name="Standard" style:list-style-name="L1">
      <style:paragraph-properties fo:background-color="#66ffff">
        <style:background-image/>
      </style:paragraph-properties>
      <style:text-properties fo:language="en" fo:country="US" fo:font-weight="bold" style:font-weight-asian="bold" style:font-weight-complex="bold"/>
    </style:style>
    <style:style style:name="P8" style:family="paragraph" style:parent-style-name="Standard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9" style:family="paragraph" style:parent-style-name="Standard" style:list-style-name="L1">
      <style:paragraph-properties fo:background-color="#ffffff">
        <style:background-image/>
      </style:paragraph-properties>
      <style:text-properties fo:language="en" fo:country="US" fo:font-weight="bold" style:font-weight-asian="bold" style:font-weight-complex="bold"/>
    </style:style>
    <style:style style:name="P10" style:family="paragraph" style:parent-style-name="Standard" style:list-style-name="L1">
      <style:paragraph-properties fo:background-color="#99ffff">
        <style:background-image/>
      </style:paragraph-properties>
      <style:text-properties fo:language="en" fo:country="U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<text:span text:style-name="T1">LINKS DE INTERES</text:span> </text:p>
      <text:list xml:id="list6699491947489050338" text:style-name="L1">
        <text:list-item>
          <text:p text:style-name="P6">(RENDERIZADO)</text:p>
        </text:list-item>
        <text:list-item>
          <text:p text:style-name="P6"><text:a xlink:type="simple" xlink:href="https://es.reactjs.org/docs/rendering-elements.html" text:style-name="Internet_20_link" text:visited-style-name="Visited_20_Internet_20_Link">https://es.reactjs.org/docs/rendering-elements.html</text:a></text:p>
        </text:list-item>
      </text:list>
      <text:p text:style-name="P1"/>
      <text:list xml:id="list32317165" text:continue-numbering="true" text:style-name="L1">
        <text:list-item>
          <text:p text:style-name="P6">(INSTALACION DE YARN)</text:p>
        </text:list-item>
        <text:list-item>
          <text:p text:style-name="P6"><text:a xlink:type="simple" xlink:href="https://yarnpkg.com/getting-started/install#about-global-installs" text:style-name="Internet_20_link" text:visited-style-name="Visited_20_Internet_20_Link">https://yarnpkg.com/getting-started/install#about-global-installs</text:a></text:p>
        </text:list-item>
        <text:list-item>
          <text:p text:style-name="P6"><text:a xlink:type="simple" xlink:href="https://www.udemy.com/course/web-personal-mern-full-stack-mongodb-express-react-node/learn/lecture/16134207#overview" text:style-name="Internet_20_link" text:visited-style-name="Visited_20_Internet_20_Link">https://www.udemy.com/course/web-personal-mern-full-stack-mongodb-express-react-node/learn/lecture/16134207#overview</text:a></text:p>
        </text:list-item>
      </text:list>
      <text:p text:style-name="P1"/>
      <text:list xml:id="list32317918" text:continue-numbering="true" text:style-name="L1">
        <text:list-item>
          <text:p text:style-name="P6">(INSTALACION DE MONGODB EN WINDOWS)</text:p>
        </text:list-item>
        <text:list-item>
          <text:p text:style-name="P6"><text:a xlink:type="simple" xlink:href="https://www.udemy.com/course/web-personal-mern-full-stack-mongodb-express-react-node/learn/lecture/18044475#overview" text:style-name="Internet_20_link" text:visited-style-name="Visited_20_Internet_20_Link">https://www.udemy.com/course/web-personal-mern-full-stack-mongodb-express-react-node/learn/lecture/18044475#overview</text:a></text:p>
        </text:list-item>
      </text:list>
      <text:p text:style-name="P1"/>
      <text:list xml:id="list32318128" text:continue-numbering="true" text:style-name="L1">
        <text:list-item>
          <text:p text:style-name="P6">(INSTALACION DE ROBO3T EN WINDOWS)</text:p>
        </text:list-item>
        <text:list-item>
          <text:p text:style-name="P6"><text:a xlink:type="simple" xlink:href="https://www.udemy.com/course/web-personal-mern-full-stack-mongodb-express-react-node/learn/lecture/16101759#overview" text:style-name="Internet_20_link" text:visited-style-name="Visited_20_Internet_20_Link">https://www.udemy.com/course/web-personal-mern-full-stack-mongodb-express-react-node/learn/lecture/16101759#overview</text:a></text:p>
        </text:list-item>
      </text:list>
      <text:p text:style-name="P1"/>
      <text:list xml:id="list32316221" text:continue-numbering="true" text:style-name="L1">
        <text:list-item>
          <text:p text:style-name="P7">(REACT EN ESPANOL)</text:p>
        </text:list-item>
        <text:list-item>
          <text:p text:style-name="P7"><text:a xlink:type="simple" xlink:href="https://es.reactjs.org/" text:style-name="Internet_20_link" text:visited-style-name="Visited_20_Internet_20_Link">https://es.reactjs.org/</text:a></text:p>
        </text:list-item>
      </text:list>
      <text:p text:style-name="P2"/>
      <text:list xml:id="list32323788" text:continue-numbering="true" text:style-name="L1">
        <text:list-item>
          <text:p text:style-name="P7">(HOOKS DE ESTADO y EFECTO EN REACT)</text:p>
        </text:list-item>
        <text:list-item>
          <text:p text:style-name="P7"><text:a xlink:type="simple" xlink:href="https://es.reactjs.org/docs/hooks-state.html" text:style-name="Internet_20_link" text:visited-style-name="Visited_20_Internet_20_Link">https://es.reactjs.org/docs/hooks-state.html</text:a></text:p>
        </text:list-item>
        <text:list-item>
          <text:p text:style-name="P7"><text:a xlink:type="simple" xlink:href="https://es.reactjs.org/docs/hooks-effect.html" text:style-name="Internet_20_link" text:visited-style-name="Visited_20_Internet_20_Link">https://es.reactjs.org/docs/hooks-effect.html</text:a> </text:p>
        </text:list-item>
      </text:list>
      <text:p text:style-name="P5"/>
      <text:p text:style-name="P4"/>
      <text:list xml:id="list32317970" text:continue-numbering="true" text:style-name="L1">
        <text:list-item>
          <text:p text:style-name="P9">(SASS , un CSS potenciado )</text:p>
        </text:list-item>
        <text:list-item>
          <text:p text:style-name="P9"><text:a xlink:type="simple" xlink:href="https://sass-lang.com/" text:style-name="Internet_20_link" text:visited-style-name="Visited_20_Internet_20_Link">https://sass-lang.com/</text:a> </text:p>
        </text:list-item>
        <text:list-item>
          <text:p text:style-name="P9"><text:a xlink:type="simple" xlink:href="https://yarnpkg.com/package/node-sass" text:style-name="Internet_20_link" text:visited-style-name="Visited_20_Internet_20_Link">https://yarnpkg.com/package/node-sass</text:a> </text:p>
        </text:list-item>
      </text:list>
      <text:p text:style-name="P4"/>
      <text:list xml:id="list32332363" text:continue-numbering="true" text:style-name="L1">
        <text:list-item>
          <text:p text:style-name="P9">(Ant – Design : librerias para reutilizar en CSS ) </text:p>
        </text:list-item>
        <text:list-item>
          <text:p text:style-name="P9"><text:a xlink:type="simple" xlink:href="https://ant.design/" text:style-name="Internet_20_link" text:visited-style-name="Visited_20_Internet_20_Link">https://ant.design/</text:a></text:p>
        </text:list-item>
        <text:list-item>
          <text:p text:style-name="P9"><text:a xlink:type="simple" xlink:href="https://react-bootstrap.github.io/" text:style-name="Internet_20_link" text:visited-style-name="Visited_20_Internet_20_Link">https://react-bootstrap.github.io/</text:a></text:p>
        </text:list-item>
        <text:list-item>
          <text:p text:style-name="P9"><text:a xlink:type="simple" xlink:href="https://react.semantic-ui.com/" text:style-name="Internet_20_link" text:visited-style-name="Visited_20_Internet_20_Link">https://react.semantic-ui.com/</text:a></text:p>
        </text:list-item>
        <text:list-item>
          <text:p text:style-name="P9"><text:a xlink:type="simple" xlink:href="https://material-ui.com/es/" text:style-name="Internet_20_link" text:visited-style-name="Visited_20_Internet_20_Link">https://material-ui.com/es/</text:a></text:p>
        </text:list-item>
      </text:list>
      <text:p text:style-name="P4"/>
      <text:list xml:id="list32335992" text:continue-numbering="true" text:style-name="L1">
        <text:list-item>
          <text:p text:style-name="P10">(TRABAJAR CON GITHUB)</text:p>
        </text:list-item>
        <text:list-item>
          <text:p text:style-name="P10"><text:a xlink:type="simple" xlink:href="https://desarrolloweb.com/articulos/crear-repositorio-git-codigo.html" text:style-name="Internet_20_link" text:visited-style-name="Visited_20_Internet_20_Link">https://desarrolloweb.com/articulos/crear-repositorio-git-codigo.html</text:a></text:p>
        </text:list-item>
        <text:list-item>
          <text:p text:style-name="P10"><text:a xlink:type="simple" xlink:href="https://desarrolloweb.com/articulos/trabajar-ramas-git.html#:~:text=Usaremos%20el%20comando%20git%20branch,hacer%20es%20trabajar%20con%20ramas" text:style-name="Internet_20_link" text:visited-style-name="Visited_20_Internet_20_Link">https://desarrolloweb.com/articulos/trabajar-ramas-git.html#:~:text=Usaremos%20el%20comando%20git%20branch,hacer%20es%20trabajar%20con%20ramas</text:a>.</text:p>
        </text:list-item>
        <text:list-item>
          <text:p text:style-name="P10"><text:a xlink:type="simple" xlink:href="https://rogerdudler.github.io/git-guide/index.es.html" text:style-name="Internet_20_link" text:visited-style-name="Visited_20_Internet_20_Link">https://rogerdudler.github.io/git-guide/index.es.html</text:a> </text:p>
        </text:list-item>
      </text:list>
      <text:p text:style-name="P4"/>
      <text:list xml:id="list32317593" text:continue-numbering="true" text:style-name="L1">
        <text:list-item>
          <text:p text:style-name="P7">(Inicio del proyecto , body-parser )</text:p>
        </text:list-item>
        <text:list-item>
          <text:p text:style-name="P7"><text:a xlink:type="simple" xlink:href="https://apuntes.de/nodejs-desarrollo-web/body-parser/#gsc.tab=0" text:style-name="Internet_20_link" text:visited-style-name="Visited_20_Internet_20_Link">https://apuntes.de/nodejs-desarrollo-web/body-parser/#gsc.tab=0</text:a> </text:p>
        </text:list-item>
      </text:list>
      <text:p text:style-name="P4"/>
      <text:list xml:id="list32340658" text:continue-numbering="true" text:style-name="L1">
        <text:list-item>
          <text:p text:style-name="P9">(Paquete de rutas REACT)</text:p>
        </text:list-item>
        <text:list-item>
          <text:p text:style-name="P9"><text:a xlink:type="simple" xlink:href="https://reactrouter.com/web/guides/quick-start" text:style-name="Internet_20_link" text:visited-style-name="Visited_20_Internet_20_Link">https://reactrouter.com/web/guides/quick-start</text:a></text:p>
        </text:list-item>
      </text:list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UY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o  puche</meta:initial-creator>
    <meta:creation-date>2020-10-03T12:14:32.20</meta:creation-date>
    <meta:generator>OpenOffice/4.1.7$Win32 OpenOffice.org_project/417m1$Build-9800</meta:generator>
    <dc:date>2020-10-16T12:11:18.24</dc:date>
    <dc:creator>leo  puche</dc:creator>
    <meta:editing-duration>P2DT3H45M43S</meta:editing-duration>
    <meta:editing-cycles>12</meta:editing-cycles>
    <meta:document-statistic meta:table-count="0" meta:image-count="0" meta:object-count="0" meta:page-count="2" meta:paragraph-count="31" meta:word-count="105" meta:character-count="1486"/>
  </office:meta>
</office:document-meta>
</file>